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yle2">
      <style:graphic-properties draw:fill="solid" draw:fill-color="#ffffff"/>
    </style:style>
    <style:style style:name="gr2" style:family="graphic" style:parent-style-name="standard">
      <style:graphic-properties draw:stroke="none" draw:stroke-dash="Fine_20_Dashed" svg:stroke-color="#000000" draw:fill="none" draw:fill-color="#ffffff" fo:min-height="0.239cm"/>
    </style:style>
    <style:style style:name="gr3" style:family="graphic" style:parent-style-name="standard">
      <style:graphic-properties draw:stroke="none" draw:stroke-dash="Fine_20_Dashed" svg:stroke-color="#000000" draw:fill="none" draw:fill-color="#ffffff" fo:min-height="0.183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start"/>
      <style:text-properties fo:font-size="7pt" style:font-size-asian="7pt" style:font-size-complex="7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style2" draw:layer="layout" svg:width="0.6cm" svg:height="0cm" svg:x="7.69cm" svg:y="2.846cm" svg:viewBox="0 0 601 0" draw:points="0,0 601,0">
              <text:p/>
            </draw:polygon>
          </draw:g>
        </draw:g>
        <draw:g xml:id="id8" draw:id="id8">
          <draw:polygon draw:style-name="style2" draw:layer="layout" svg:width="0.799cm" svg:height="0cm" svg:x="4.9cm" svg:y="4.706cm" svg:viewBox="0 0 800 0" draw:points="0,0 800,0">
            <text:p/>
          </draw:polygon>
        </draw:g>
        <draw:g xml:id="id12" draw:id="id12">
          <draw:polygon draw:style-name="style2" draw:layer="layout" svg:width="1.89cm" svg:height="0cm" svg:x="4.9cm" svg:y="2.846cm" svg:viewBox="0 0 1891 0" draw:points="0,0 1891,0">
            <text:p/>
          </draw:polygon>
        </draw:g>
        <draw:g>
          <draw:g>
            <draw:path draw:style-name="style2" draw:layer="layout" svg:width="3.96cm" svg:height="4.399cm" svg:x="5.924cm" svg:y="1.1cm" svg:viewBox="0 0 3961 4400" svg:d="M0 149v4102c0 83 67 149 150 149h3661c83 0 150-66 150-149v-4102c0-83-67-149-150-149h-3661c-83 0-150 66-150 149z">
              <text:p/>
            </draw:path>
          </draw:g>
        </draw:g>
        <draw:g>
          <draw:g>
            <draw:path draw:style-name="style2" draw:layer="layout" svg:width="3.09cm" svg:height="1.89cm" svg:x="6.434cm" svg:y="1.76cm" svg:viewBox="0 0 3091 1891" svg:d="M0 150v1591c0 82 67 150 150 150h2791c82 0 150-68 150-150v-1591c0-83-68-150-150-150h-2791c-83 0-150 67-150 150z">
              <text:p/>
            </draw:path>
          </draw:g>
        </draw:g>
        <draw:g>
          <draw:g>
            <draw:path draw:style-name="gr1" draw:text-style-name="P1" draw:layer="layout" svg:width="0.87cm" svg:height="0.87cm" svg:x="6.89cm" svg:y="2.418cm" svg:viewBox="0 0 871 871" svg:d="M0 150v571c0 83 67 150 150 150h571c83 0 150-67 150-150v-571c0-83-67-150-150-150h-571c-83 0-150 67-150 150z">
              <text:p/>
            </draw:path>
          </draw:g>
        </draw:g>
        <draw:g>
          <draw:g>
            <draw:path draw:style-name="style3" draw:layer="layout" svg:width="0.242cm" svg:height="0.168cm" svg:x="7.204cm" svg:y="2.769cm" svg:viewBox="0 0 243 169" svg:d="M0 43h20v18c6-7 12-12 19-16 7-3 14-4 22-4 18 0 30 6 36 18 4 7 6 17 6 30v80h-22v-79c0-8-1-14-3-19-4-8-11-11-21-11-5 0-9 0-12 1-6 2-11 5-16 10-3 5-5 9-7 13-1 5-1 11-1 19v66h-21zM50 40zM126 169c1-14 4-27 9-38 5-10 15-20 31-29l22-13c10-6 17-11 22-15 6-6 9-14 9-22 0-10-3-18-9-24-5-5-13-8-23-8-15 0-25 5-30 16-3 6-5 14-5 25h-22c0-15 3-27 8-36 9-17 26-25 49-25 19 0 33 6 42 16s14 22 14 35-5 25-15 34c-5 6-15 13-29 21l-16 8c-8 5-14 9-18 13-8 6-13 14-15 22h92v20z">
              <text:p/>
            </draw:path>
          </draw:g>
        </draw:g>
        <draw:g>
          <draw:g>
            <draw:path draw:style-name="gr1" draw:text-style-name="P1" draw:layer="layout" svg:width="0.87cm" svg:height="0.87cm" svg:x="8.39cm" svg:y="2.411cm" svg:viewBox="0 0 871 871" svg:d="M0 150v571c0 83 67 150 150 150h570c83 0 151-67 151-150v-571c0-83-68-150-151-150h-570c-83 0-150 67-150 150z">
              <text:p/>
            </draw:path>
          </draw:g>
        </draw:g>
        <draw:g>
          <draw:g>
            <draw:path draw:style-name="style3" draw:layer="layout" svg:width="0.241cm" svg:height="0.173cm" svg:x="8.704cm" svg:y="2.759cm" svg:viewBox="0 0 242 174" svg:d="M0 43h21v18c6-8 12-13 18-16 7-3 15-5 23-5 18 0 30 6 36 19 3 7 5 17 5 29v81h-21v-79c0-8-2-14-4-19-4-8-10-12-20-12-5 0-9 1-13 2-5 1-11 5-15 10-3 4-6 9-7 13-1 5-1 11-1 19v66h-22zM50 40zM182 174c-20 0-35-5-44-16s-13-25-13-41h22c1 11 3 19 6 24 5 9 15 14 30 14 11 0 20-3 27-9 6-6 10-14 10-23 0-12-4-20-11-25s-17-7-30-7c-1 0-2 0-4 0-1 0-3 0-4 0v-18c2 0 4 0 5 0 2 0 3 0 5 0 8 0 14-1 20-4 9-4 13-12 13-23 0-9-3-15-9-20-6-4-13-7-21-7-14 0-24 5-29 15-3 5-5 12-5 22h-21c0-13 2-24 8-32 8-16 23-24 45-24 17 0 30 4 40 12 9 7 14 18 14 33 0 10-3 19-8 25-4 4-8 7-14 10 9 2 16 7 21 14s7 15 7 25c0 16-5 30-15 40-11 10-26 15-45 15z">
              <text:p/>
            </draw:path>
          </draw:g>
        </draw:g>
        <draw:g>
          <draw:g>
            <draw:polygon draw:style-name="style3" draw:layer="layout" svg:width="0.24cm" svg:height="0.18cm" svg:x="8.15cm" svg:y="2.771cm" svg:viewBox="0 0 241 181" draw:points="0,0 96,90 0,181 241,90">
              <text:p/>
            </draw:polygon>
          </draw:g>
        </draw:g>
        <draw:g>
          <draw:g>
            <draw:polygon draw:style-name="style2" draw:layer="layout" svg:width="0.24cm" svg:height="0.18cm" svg:x="8.135cm" svg:y="2.756cm" svg:viewBox="0 0 241 181" draw:points="0,0 97,90 0,181 241,90">
              <text:p/>
            </draw:polygon>
          </draw:g>
        </draw:g>
        <draw:g>
          <draw:g>
            <draw:path draw:style-name="style3" draw:layer="layout" svg:width="0.203cm" svg:height="0.167cm" svg:x="7.877cm" svg:y="1.824cm" svg:viewBox="0 0 204 168" svg:d="M0 41h20v18c6-7 12-12 19-16 6-3 14-4 22-4 18 0 30 6 36 18 4 7 5 17 5 30v81h-21v-80c0-8-1-14-4-19-3-7-10-11-20-11-5 0-9 0-13 1-5 2-10 5-15 11-3 4-6 8-7 13-1 4-1 10-1 19v66h-21zM49 38zM141 48v-16c16-2 26-4 32-8 6-3 11-11 14-24h17v168h-23v-120z">
              <text:p/>
            </draw:path>
          </draw:g>
        </draw:g>
        <draw:g>
          <draw:g>
            <draw:path draw:style-name="gr1" draw:text-style-name="P1" draw:layer="layout" svg:width="0.87cm" svg:height="0.87cm" svg:x="7.13cm" svg:y="4.271cm" svg:viewBox="0 0 871 871" svg:d="M0 150v571c0 83 68 150 151 150h570c83 0 150-67 150-150v-571c0-83-67-150-150-150h-570c-83 0-151 67-151 150z">
              <text:p/>
            </draw:path>
          </draw:g>
        </draw:g>
        <draw:g>
          <draw:g>
            <draw:path draw:style-name="style3" draw:layer="layout" svg:width="0.241cm" svg:height="0.169cm" svg:x="7.444cm" svg:y="4.621cm" svg:viewBox="0 0 242 170" svg:d="M0 39h20v18c6-7 13-12 19-16 7-3 14-4 23-4 17 0 29 6 36 18 3 7 5 17 5 30v81h-22v-80c0-8-1-14-3-18-4-8-11-12-20-12-5 0-10 0-13 1-6 2-11 5-15 11-4 4-6 8-7 13-1 4-1 10-1 19v66h-22zM50 36zM149 123c1 12 7 20 16 25 5 2 11 3 18 3 12 0 22-4 28-12s9-17 9-26c0-12-4-21-11-28-7-6-16-9-26-9-7 0-13 1-19 4-5 3-9 7-13 12l-18-1 12-91h88v20h-72l-7 47c4-3 8-5 11-7 7-2 14-3 22-3 15 0 29 5 39 15 11 9 16 22 16 37 0 16-5 30-14 43-10 12-26 18-47 18-14 0-26-4-37-12-10-7-16-19-17-35z">
              <text:p/>
            </draw:path>
          </draw:g>
        </draw:g>
        <draw:g xml:id="id4" draw:id="id4">
          <draw:g>
            <draw:polygon draw:style-name="style2" draw:layer="layout" svg:width="1.099cm" svg:height="0cm" svg:x="5.9cm" svg:y="4.714cm" svg:viewBox="0 0 1100 0" draw:points="0,0 1100,0">
              <text:p/>
            </draw:polygon>
          </draw:g>
        </draw:g>
        <draw:g>
          <draw:g>
            <draw:polygon draw:style-name="style3" draw:layer="layout" svg:width="0.24cm" svg:height="0.18cm" svg:x="6.89cm" svg:y="4.624cm" svg:viewBox="0 0 241 181" draw:points="0,0 97,91 0,181 241,91">
              <text:p/>
            </draw:polygon>
          </draw:g>
        </draw:g>
        <draw:g>
          <draw:g>
            <draw:polygon draw:style-name="style2" draw:layer="layout" svg:width="0.24cm" svg:height="0.18cm" svg:x="6.875cm" svg:y="4.624cm" svg:viewBox="0 0 241 181" draw:points="0,0 97,90 0,181 241,90">
              <text:p/>
            </draw:polygon>
          </draw:g>
        </draw:g>
        <draw:g>
          <draw:g>
            <draw:polygon draw:style-name="style3" draw:layer="layout" svg:width="0.09cm" svg:height="0.09cm" svg:x="5.815cm" svg:y="4.676cm" svg:viewBox="0 0 91 91" draw:points="0,0 91,0 91,91 0,91">
              <text:p/>
            </draw:polygon>
          </draw:g>
        </draw:g>
        <draw:g>
          <draw:g>
            <draw:polygon draw:style-name="style2" draw:layer="layout" svg:width="0.09cm" svg:height="0.089cm" svg:x="5.8cm" svg:y="4.661cm" svg:viewBox="0 0 91 90" draw:points="0,0 91,0 91,90 0,90">
              <text:p/>
            </draw:polygon>
          </draw:g>
        </draw:g>
        <draw:g>
          <draw:g>
            <draw:path draw:style-name="style3" draw:layer="layout" svg:width="0.213cm" svg:height="0.191cm" svg:x="5.612cm" svg:y="4.844cm" svg:viewBox="0 0 214 192" svg:d="M48 135c9 0 16-4 22-11s8-18 8-32c0-9-1-17-3-23-5-12-14-18-27-18s-21 6-26 19c-3 7-4 16-4 26 0 9 1 16 4 22 5 11 13 17 26 17zM0 37h18v15c4-5 8-9 12-12 7-4 14-6 22-6 13 0 24 5 32 15 9 9 13 23 13 41 0 24-6 41-18 51-8 7-18 10-28 10-9 0-16-2-21-5-4-2-7-6-11-11v57h-19zM163 0c19 0 33 8 41 23 7 13 10 29 10 50s-3 37-9 50c-8 19-23 29-42 29-18 0-31-8-40-24-7-12-11-30-11-51 0-17 2-32 7-44 8-22 23-33 44-33zM163 135c9 0 17-5 23-13 5-9 8-25 8-48 0-17-2-30-6-41s-12-17-24-17c-11 0-19 6-24 16s-8 25-8 45c0 15 2 28 5 37 5 14 14 21 26 21z">
              <text:p/>
            </draw:path>
          </draw:g>
        </draw:g>
        <draw:g>
          <draw:g>
            <draw:polygon draw:style-name="style3" draw:layer="layout" svg:width="0.09cm" svg:height="0.09cm" svg:x="5.815cm" svg:y="5.169cm" svg:viewBox="0 0 91 91" draw:points="0,0 91,0 91,91 0,91">
              <text:p/>
            </draw:polygon>
          </draw:g>
        </draw:g>
        <draw:g xml:id="id2" draw:id="id2">
          <draw:g>
            <draw:polygon draw:style-name="style2" draw:layer="layout" svg:width="0.09cm" svg:height="0.089cm" svg:x="5.8cm" svg:y="5.169cm" svg:viewBox="0 0 91 90" draw:points="0,0 91,0 91,90 0,90">
              <text:p/>
            </draw:polygon>
          </draw:g>
        </draw:g>
        <draw:g>
          <draw:g>
            <draw:path draw:style-name="style3" draw:layer="layout" svg:width="0.179cm" svg:height="0.19cm" svg:x="5.612cm" svg:y="5.365cm" svg:viewBox="0 0 180 191" svg:d="M48 135c8 0 16-4 21-11 6-7 9-18 9-33 0-8-1-16-4-22-5-12-13-19-26-19s-22 7-27 20c-2 7-3 15-3 26 0 8 1 16 3 22 5 11 14 17 27 17zM0 37h18v15c4-5 8-9 12-12 6-4 14-6 22-6 13 0 23 5 32 15 9 9 13 23 13 41 0 24-6 41-19 51-8 7-17 10-28 10-8 0-15-2-21-5-3-3-7-6-11-11v56h-18zM125 43v-14c14-2 23-4 28-7 6-3 10-10 12-22h15v147h-20v-104z">
              <text:p/>
            </draw:path>
          </draw:g>
        </draw:g>
        <draw:g>
          <draw:g>
            <draw:polygon draw:style-name="style3" draw:layer="layout" svg:width="0.09cm" svg:height="0.09cm" svg:x="5.815cm" svg:y="3.184cm" svg:viewBox="0 0 91 91" draw:points="0,0 91,0 91,91 0,91">
              <text:p/>
            </draw:polygon>
          </draw:g>
        </draw:g>
        <draw:g>
          <draw:g>
            <draw:polygon draw:style-name="style2" draw:layer="layout" svg:width="0.09cm" svg:height="0.09cm" svg:x="5.8cm" svg:y="3.184cm" svg:viewBox="0 0 91 91" draw:points="0,0 91,0 91,91 0,91">
              <text:p/>
            </draw:polygon>
          </draw:g>
        </draw:g>
        <draw:g>
          <draw:g>
            <draw:path draw:style-name="style3" draw:layer="layout" svg:width="0.213cm" svg:height="0.191cm" svg:x="5.612cm" svg:y="3.359cm" svg:viewBox="0 0 214 192" svg:d="M48 135c9 0 16-3 22-10 6-8 8-19 8-33 0-9-1-16-3-23-5-12-14-18-27-18s-21 7-26 19c-3 7-4 16-4 27 0 8 1 15 4 21 5 12 13 17 26 17zM0 38h18v15c4-5 8-9 12-12 7-4 14-6 23-6 12 0 23 5 31 14 9 10 13 24 13 41 0 24-6 42-18 52-8 6-18 10-28 10-9 0-16-2-21-6-3-2-7-5-11-10v56h-19zM112 148c1-13 3-24 8-33 5-10 14-18 27-26l20-11c8-6 15-10 18-14 6-5 9-12 9-19 0-9-3-15-8-21-5-5-12-7-21-7-12 0-21 5-26 14-3 5-4 13-4 22h-19c0-13 2-24 7-32 8-14 22-21 42-21 17 0 30 4 37 14 8 9 12 19 12 30 0 12-4 22-12 30-5 5-14 11-26 18l-14 8c-7 4-12 7-16 11-7 5-11 12-13 19h81v18z">
              <text:p/>
            </draw:path>
          </draw:g>
        </draw:g>
        <draw:g>
          <draw:g>
            <draw:path draw:style-name="style3" draw:layer="layout" svg:width="0.241cm" svg:height="0.172cm" svg:x="7.783cm" svg:y="1.163cm" svg:viewBox="0 0 242 173" svg:d="M0 42h21v18c6-7 12-12 18-16 7-3 15-4 23-4 18 0 30 6 36 18 3 7 5 17 5 30v80h-21v-79c0-8-2-14-4-19-4-8-10-11-20-11-5 0-9 0-13 1-5 2-11 5-15 10-3 5-6 9-7 13-1 5-1 11-1 19v66h-22zM50 39zM184 0c22 0 37 9 47 27 8 14 11 33 11 57 0 23-3 42-10 57-10 21-26 32-48 32-20 0-35-9-45-26-8-15-13-35-13-59 0-20 3-36 8-50 9-25 26-38 50-38zM184 154c11 0 19-5 26-15 6-10 10-28 10-54 0-19-3-35-7-47-5-13-14-19-28-19-12 0-21 6-27 18-6 11-9 29-9 51 0 18 2 31 6 42 5 16 15 24 29 24z">
              <text:p/>
            </draw:path>
          </draw:g>
        </draw:g>
        <draw:g>
          <draw:g>
            <draw:path draw:style-name="gr1" draw:text-style-name="P1" draw:layer="layout" svg:width="0.87cm" svg:height="0.87cm" svg:x="4.1cm" svg:y="2.561cm" svg:viewBox="0 0 871 871" svg:d="M0 150v571c0 83 67 150 150 150h571c83 0 150-67 150-150v-571c0-82-67-150-150-150h-571c-83 0-150 68-150 150z">
              <text:p/>
            </draw:path>
          </draw:g>
        </draw:g>
        <draw:g>
          <draw:g>
            <draw:path draw:style-name="style3" draw:layer="layout" svg:width="0.244cm" svg:height="0.168cm" svg:x="4.413cm" svg:y="2.933cm" svg:viewBox="0 0 245 169" svg:d="M0 43h20v18c6-7 13-13 19-16 7-3 15-5 23-5 18 0 30 7 36 19 3 7 5 17 5 29v81h-21v-79c0-8-2-14-4-19-4-8-10-12-20-12-5 0-9 1-13 2-5 2-11 5-15 10-4 4-6 9-7 13-1 5-1 11-1 19v66h-22zM50 40zM199 110v-77l-54 77zM199 169v-41h-74v-21l78-107h17v110h25v18h-25v41z">
              <text:p/>
            </draw:path>
          </draw:g>
        </draw:g>
        <draw:g xml:id="id6" draw:id="id6">
          <draw:path draw:style-name="gr1" draw:text-style-name="P1" draw:layer="layout" svg:width="0.87cm" svg:height="0.87cm" svg:x="4.1cm" svg:y="4.271cm" svg:viewBox="0 0 871 871" svg:d="M0 150v571c0 83 67 150 150 150h571c83 0 150-67 150-150v-571c0-83-67-150-150-150h-571c-83 0-150 67-150 150z">
            <text:p/>
          </draw:path>
        </draw:g>
        <draw:g>
          <draw:path draw:style-name="style3" draw:layer="layout" svg:width="0.242cm" svg:height="0.173cm" svg:x="4.414cm" svg:y="4.619cm" svg:viewBox="0 0 243 174" svg:d="M0 43h20v18c6-7 12-12 19-16 7-3 14-4 22-4 18 0 30 6 36 18 4 7 5 17 5 30v81h-21v-80c0-8-1-14-3-18-4-8-11-12-21-12-5 0-9 0-12 1-6 2-11 5-16 11-3 4-5 8-6 13-1 4-2 10-2 19v66h-21zM50 40zM189 0c19 0 32 5 39 15s11 20 11 30h-21c-1-7-3-12-6-16-5-7-13-10-23-10-12 0-21 5-28 16s-11 27-12 47c5-7 11-12 19-16 6-3 14-4 22-4 14 0 27 4 37 13 11 9 16 23 16 41 0 15-5 29-15 40-10 12-24 18-43 18-15 0-29-6-40-18-12-12-18-32-18-60 0-21 3-39 8-54 10-28 28-42 54-42zM187 155c11 0 20-3 25-11 6-7 9-16 9-27 0-8-3-16-8-24s-14-12-27-12c-9 0-17 3-24 9s-10 15-10 27c0 11 3 20 9 27 7 8 15 11 26 11z">
            <text:p/>
          </draw:path>
        </draw:g>
        <draw:g>
          <draw:polygon draw:style-name="style3" draw:layer="layout" svg:width="0.24cm" svg:height="0.18cm" svg:x="6.65cm" svg:y="2.771cm" svg:viewBox="0 0 241 181" draw:points="0,0 97,90 0,181 241,90">
            <text:p/>
          </draw:polygon>
        </draw:g>
        <draw:g>
          <draw:polygon draw:style-name="style2" draw:layer="layout" svg:width="0.24cm" svg:height="0.18cm" svg:x="6.635cm" svg:y="2.756cm" svg:viewBox="0 0 241 181" draw:points="0,0 96,90 0,181 241,90">
            <text:p/>
          </draw:polygon>
        </draw:g>
        <draw:g>
          <draw:polygon draw:style-name="style3" draw:layer="layout" svg:width="0.24cm" svg:height="0.18cm" svg:x="5.62cm" svg:y="3.139cm" svg:viewBox="0 0 241 181" draw:points="0,0 96,90 0,181 241,90">
            <text:p/>
          </draw:polygon>
        </draw:g>
        <draw:g>
          <draw:polygon draw:style-name="style2" draw:layer="layout" svg:width="0.24cm" svg:height="0.179cm" svg:x="5.605cm" svg:y="3.139cm" svg:viewBox="0 0 241 180" draw:points="0,0 96,90 0,180 241,90">
            <text:p/>
          </draw:polygon>
        </draw:g>
        <draw:g>
          <draw:polygon draw:style-name="style3" draw:layer="layout" svg:width="0.24cm" svg:height="0.18cm" svg:x="5.62cm" svg:y="4.631cm" svg:viewBox="0 0 241 181" draw:points="0,0 96,91 0,181 241,91">
            <text:p/>
          </draw:polygon>
        </draw:g>
        <draw:g>
          <draw:polygon draw:style-name="style2" draw:layer="layout" svg:width="0.24cm" svg:height="0.18cm" svg:x="5.605cm" svg:y="4.616cm" svg:viewBox="0 0 241 181" draw:points="0,0 96,90 0,181 241,90">
            <text:p/>
          </draw:polygon>
        </draw:g>
        <draw:frame draw:style-name="gr2" draw:text-style-name="P3" xml:id="id9" draw:id="id9" draw:layer="layout" svg:width="1.7cm" svg:height="0.489cm" svg:x="1.8cm" svg:y="3.356cm">
          <draw:text-box>
            <text:p text:style-name="P2"><text:span text:style-name="T1">Simple edge</text:span></text:p>
          </draw:text-box>
        </draw:frame>
        <draw:frame draw:style-name="gr2" draw:text-style-name="P3" xml:id="id7" draw:id="id7" draw:layer="layout" svg:width="2.1cm" svg:height="0.489cm" svg:x="1.4cm" svg:y="3.756cm">
          <draw:text-box>
            <text:p text:style-name="P2"><text:span text:style-name="T1">Hierarchical port</text:span></text:p>
          </draw:text-box>
        </draw:frame>
        <draw:frame draw:style-name="gr3" draw:text-style-name="P3" xml:id="id3" draw:id="id3" draw:layer="layout" svg:width="2.8cm" svg:height="0.484cm" svg:x="0.7cm" svg:y="5.767cm">
          <draw:text-box>
            <text:p text:style-name="P2"><text:span text:style-name="T1">Short hierarchical edge</text:span></text:p>
          </draw:text-box>
        </draw:frame>
        <draw:frame draw:style-name="gr2" draw:text-style-name="P4" xml:id="id11" draw:id="id11" draw:layer="layout" svg:width="2.7cm" svg:height="0.489cm" svg:x="0.8cm" svg:y="1.911cm">
          <draw:text-box>
            <text:p text:style-name="P2"><text:span text:style-name="T1">Long hierarchical edge</text:span></text:p>
          </draw:text-box>
        </draw:frame>
        <draw:frame draw:style-name="gr2" draw:text-style-name="P3" xml:id="id1" draw:id="id1" draw:layer="layout" svg:width="1.6cm" svg:height="0.489cm" svg:x="1.9cm" svg:y="5.256cm">
          <draw:text-box>
            <text:p text:style-name="P2"><text:span text:style-name="T1">Simple port</text:span></text:p>
          </draw:text-box>
        </draw:frame>
        <draw:frame draw:style-name="gr2" draw:text-style-name="P3" draw:layer="layout" svg:width="2.3cm" svg:height="0.489cm" svg:x="1.2cm" svg:y="1.156cm">
          <draw:text-box>
            <text:p text:style-name="P2"><text:span text:style-name="T1">Hierarchical node</text:span></text:p>
          </draw:text-box>
        </draw:frame>
        <draw:frame draw:style-name="gr2" draw:text-style-name="P3" xml:id="id5" draw:id="id5" draw:layer="layout" svg:width="1.76cm" svg:height="0.489cm" svg:x="1.74cm" svg:y="4.462cm">
          <draw:text-box>
            <text:p text:style-name="P2"><text:span text:style-name="T1">Simple node</text:span></text:p>
          </draw:text-box>
        </draw:frame>
        <draw:line draw:style-name="gr4" draw:text-style-name="P5" xml:id="id10" draw:id="id10" draw:layer="layout" svg:x1="4.971cm" svg:y1="3.229cm" svg:x2="5.802cm" svg:y2="3.229cm">
          <text:p/>
        </draw:line>
        <draw:line draw:style-name="gr5" draw:text-style-name="P5" draw:layer="layout" svg:x1="3.3cm" svg:y1="1.4cm" svg:x2="5.8cm" svg:y2="1.4cm">
          <text:p/>
        </draw:line>
        <draw:connector draw:style-name="gr5" draw:text-style-name="P5" draw:layer="layout" draw:type="curve" svg:x1="3.5cm" svg:y1="5.5cm" svg:x2="5.8cm" svg:y2="5.214cm" draw:start-shape="id1" draw:start-glue-point="1" draw:end-shape="id2" draw:end-glue-point="3" svg:d="M3500 5500c1711 0 562-286 2300-286" svg:viewBox="0 0 2301 287">
          <text:p/>
        </draw:connector>
        <draw:connector draw:style-name="gr5" draw:text-style-name="P5" draw:layer="layout" draw:type="curve" draw:line-skew="1.374cm" svg:x1="3.5cm" svg:y1="6.009cm" svg:x2="6.45cm" svg:y2="4.714cm" draw:start-shape="id3" draw:start-glue-point="1" draw:end-shape="id4" draw:end-glue-point="0" svg:d="M3500 6009c3847 0 2373-1295 2950-1295" svg:viewBox="0 0 2951 1296">
          <text:p/>
        </draw:connector>
        <draw:connector draw:style-name="gr5" draw:text-style-name="P5" draw:layer="layout" draw:type="line" svg:x1="3.5cm" svg:y1="4.706cm" svg:x2="4.1cm" svg:y2="4.706cm" draw:start-shape="id5" draw:start-glue-point="1" draw:end-shape="id6" draw:end-glue-point="3" svg:d="M3500 4706h600" svg:viewBox="0 0 601 1">
          <text:p/>
        </draw:connector>
        <draw:connector draw:style-name="gr5" draw:text-style-name="P5" draw:layer="layout" draw:type="curve" draw:line-skew="0.814cm" svg:x1="3.5cm" svg:y1="4cm" svg:x2="5.3cm" svg:y2="4.706cm" draw:start-shape="id7" draw:start-glue-point="1" draw:end-shape="id8" draw:end-glue-point="0" svg:d="M3500 4000c2257 0 1358 706 1800 706" svg:viewBox="0 0 1801 707">
          <text:p/>
        </draw:connector>
        <draw:connector draw:style-name="gr5" draw:text-style-name="P5" draw:layer="layout" draw:type="curve" draw:line-skew="0.881cm" svg:x1="3.5cm" svg:y1="3.6cm" svg:x2="5.386cm" svg:y2="3.229cm" draw:start-shape="id9" draw:start-glue-point="1" draw:end-shape="id10" draw:end-glue-point="0" svg:d="M3500 3600c2412 0 1469-371 1886-371" svg:viewBox="0 0 1887 372">
          <text:p/>
        </draw:connector>
        <draw:connector draw:style-name="gr5" draw:text-style-name="P5" draw:layer="layout" draw:type="curve" draw:line-skew="1.35cm" svg:x1="3.5cm" svg:y1="2.155cm" svg:x2="5.845cm" svg:y2="2.846cm" draw:start-shape="id11" draw:start-glue-point="1" draw:end-shape="id12" draw:end-glue-point="0" svg:d="M3500 2155c3061 0 1889 691 2345 691" svg:viewBox="0 0 2346 6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ImportedLinearGradient0" draw:style="linear" draw:start-color="#ebf6fa" draw:end-color="#c4e3f3" draw:start-intensity="100%" draw:end-intensity="100%" draw:angle="9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ffffff"/>
    </style:style>
    <style:style style:name="style1" style:family="graphic" style:parent-style-name="standard">
      <style:graphic-properties draw:stroke="none" draw:fill="gradient" draw:fill-gradient-name="ImportedLinearGradient0"/>
    </style:style>
    <style:style style:name="style2" style:family="graphic" style:parent-style-name="standard">
      <style:graphic-properties draw:stroke="solid" svg:stroke-width="0.035cm" svg:stroke-color="#000000" draw:fill="none"/>
    </style:style>
    <style:style style:name="style3" style:family="graphic" style:parent-style-name="standard">
      <style:graphic-properties draw:stroke="none" draw:fill="solid" draw:fill-color="#000000"/>
    </style:style>
  </office:styles>
  <office:automatic-styles>
    <style:page-layout style:name="PM0">
      <style:page-layout-properties fo:margin-top="1cm" fo:margin-bottom="1cm" fo:margin-left="1cm" fo:margin-right="1cm" fo:page-width="11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5.2$MacOSX_X86_64 LibreOffice_project/a22f674fd25a3b6f45bdebf25400ed2adff0ff99</meta:generator>
    <meta:initial-creator>Inkscape.org - 0.91 r13725</meta:initial-creator>
    <meta:creation-date>2016-06-23 12:16:44</meta:creation-date>
    <dc:date>2016-08-15T15:52:50.889180000</dc:date>
    <dc:format>image/svg+xml</dc:format>
    <meta:editing-duration>PT17M34S</meta:editing-duration>
    <meta:editing-cycles>3</meta:editing-cycles>
    <meta:document-statistic meta:object-count="116"/>
  </office:meta>
</office:document-meta>
</file>